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611dd" officeooo:paragraph-rsid="000611dd" style:font-size-asian="14pt" style:font-size-complex="14pt"/>
    </style:style>
    <style:style style:name="P2" style:family="paragraph" style:parent-style-name="Standard">
      <style:paragraph-properties fo:text-align="justify" style:justify-single-word="false"/>
      <style:text-properties fo:font-size="14pt" officeooo:rsid="000611dd" officeooo:paragraph-rsid="00298d9d" style:font-size-asian="14pt" style:font-size-complex="14pt"/>
    </style:style>
    <style:style style:name="P3" style:family="paragraph" style:parent-style-name="Standard">
      <style:paragraph-properties fo:text-align="justify" style:justify-single-word="false"/>
      <style:text-properties fo:font-size="14pt" officeooo:rsid="000611dd" officeooo:paragraph-rsid="0013c70e" style:font-size-asian="14pt" style:font-size-complex="14pt"/>
    </style:style>
    <style:style style:name="P4" style:family="paragraph" style:parent-style-name="Standard">
      <style:paragraph-properties fo:text-align="justify" style:justify-single-word="false"/>
      <style:text-properties fo:font-size="14pt" officeooo:rsid="000611dd" officeooo:paragraph-rsid="001711fe" style:font-size-asian="14pt" style:font-size-complex="14pt"/>
    </style:style>
    <style:style style:name="P5" style:family="paragraph" style:parent-style-name="Standard">
      <style:paragraph-properties fo:text-align="justify" style:justify-single-word="false"/>
      <style:text-properties fo:font-size="14pt" officeooo:rsid="000611dd" officeooo:paragraph-rsid="00395a04" style:font-size-asian="14pt" style:font-size-complex="14pt"/>
    </style:style>
    <style:style style:name="P6" style:family="paragraph" style:parent-style-name="Standard">
      <style:paragraph-properties fo:text-align="justify" style:justify-single-word="false"/>
      <style:text-properties fo:font-size="14pt" officeooo:rsid="000611dd" officeooo:paragraph-rsid="0022a950" style:font-size-asian="14pt" style:font-size-complex="14pt"/>
    </style:style>
    <style:style style:name="P7" style:family="paragraph" style:parent-style-name="Standard">
      <style:paragraph-properties fo:text-align="justify" style:justify-single-word="false"/>
      <style:text-properties fo:font-size="14pt" officeooo:rsid="000611dd" officeooo:paragraph-rsid="00217b62" style:font-size-asian="14pt" style:font-size-complex="14pt"/>
    </style:style>
    <style:style style:name="P8" style:family="paragraph" style:parent-style-name="Standard">
      <style:paragraph-properties fo:text-align="justify" style:justify-single-word="false"/>
      <style:text-properties fo:font-size="14pt" officeooo:rsid="000759a7" officeooo:paragraph-rsid="000759a7" style:font-size-asian="14pt" style:font-size-complex="14pt"/>
    </style:style>
    <style:style style:name="P9" style:family="paragraph" style:parent-style-name="Standard">
      <style:paragraph-properties fo:text-align="justify" style:justify-single-word="false"/>
      <style:text-properties fo:font-size="14pt" officeooo:rsid="000759a7" officeooo:paragraph-rsid="0013c70e" style:font-size-asian="14pt" style:font-size-complex="14pt"/>
    </style:style>
    <style:style style:name="P10" style:family="paragraph" style:parent-style-name="Standard">
      <style:paragraph-properties fo:text-align="justify" style:justify-single-word="false"/>
      <style:text-properties fo:font-size="14pt" officeooo:rsid="000759a7" officeooo:paragraph-rsid="00076c9d" style:font-size-asian="14pt" style:font-size-complex="14pt"/>
    </style:style>
    <style:style style:name="P11" style:family="paragraph" style:parent-style-name="Standard">
      <style:paragraph-properties fo:text-align="justify" style:justify-single-word="false"/>
      <style:text-properties fo:font-size="14pt" officeooo:rsid="00076c9d" officeooo:paragraph-rsid="0013c70e" style:font-size-asian="14pt" style:font-size-complex="14pt"/>
    </style:style>
    <style:style style:name="P12" style:family="paragraph" style:parent-style-name="Standard">
      <style:paragraph-properties fo:text-align="justify" style:justify-single-word="false"/>
      <style:text-properties fo:font-size="14pt" officeooo:rsid="00076c9d" officeooo:paragraph-rsid="00076c9d" style:font-size-asian="14pt" style:font-size-complex="14pt"/>
    </style:style>
    <style:style style:name="P13" style:family="paragraph" style:parent-style-name="Standard">
      <style:paragraph-properties fo:text-align="justify" style:justify-single-word="false"/>
      <style:text-properties fo:font-size="14pt" officeooo:rsid="00076c9d" officeooo:paragraph-rsid="006ccb46" style:font-size-asian="14pt" style:font-size-complex="14pt"/>
    </style:style>
    <style:style style:name="P14" style:family="paragraph" style:parent-style-name="Standard">
      <style:paragraph-properties fo:text-align="justify" style:justify-single-word="false"/>
      <style:text-properties fo:font-size="14pt" officeooo:rsid="0007b38d" officeooo:paragraph-rsid="0007b38d" style:font-size-asian="14pt" style:font-size-complex="14pt"/>
    </style:style>
    <style:style style:name="P15" style:family="paragraph" style:parent-style-name="Standard">
      <style:paragraph-properties fo:text-align="justify" style:justify-single-word="false"/>
      <style:text-properties fo:font-size="14pt" officeooo:rsid="0007b38d" officeooo:paragraph-rsid="000981bc" style:font-size-asian="14pt" style:font-size-complex="14pt"/>
    </style:style>
    <style:style style:name="P16" style:family="paragraph" style:parent-style-name="Standard">
      <style:paragraph-properties fo:text-align="justify" style:justify-single-word="false"/>
      <style:text-properties fo:font-size="14pt" officeooo:rsid="0007b38d" officeooo:paragraph-rsid="000f1dbb" style:font-size-asian="14pt" style:font-size-complex="14pt"/>
    </style:style>
    <style:style style:name="P17" style:family="paragraph" style:parent-style-name="Standard">
      <style:paragraph-properties fo:text-align="justify" style:justify-single-word="false"/>
      <style:text-properties fo:font-size="14pt" officeooo:rsid="0007b38d" officeooo:paragraph-rsid="0013c70e" style:font-size-asian="14pt" style:font-size-complex="14pt"/>
    </style:style>
    <style:style style:name="P18" style:family="paragraph" style:parent-style-name="Standard">
      <style:paragraph-properties fo:text-align="justify" style:justify-single-word="false"/>
      <style:text-properties fo:font-size="14pt" officeooo:rsid="000e8d2b" officeooo:paragraph-rsid="006ccb46" style:font-size-asian="14pt" style:font-size-complex="14pt"/>
    </style:style>
    <style:style style:name="P19" style:family="paragraph" style:parent-style-name="Standard">
      <style:paragraph-properties fo:text-align="justify" style:justify-single-word="false"/>
      <style:text-properties fo:font-size="14pt" officeooo:rsid="000fcf00" officeooo:paragraph-rsid="000fcf00" style:font-size-asian="14pt" style:font-size-complex="14pt"/>
    </style:style>
    <style:style style:name="P20" style:family="paragraph" style:parent-style-name="Standard">
      <style:paragraph-properties fo:text-align="justify" style:justify-single-word="false"/>
      <style:text-properties fo:font-size="14pt" officeooo:rsid="000fcf00" officeooo:paragraph-rsid="001711fe" style:font-size-asian="14pt" style:font-size-complex="14pt"/>
    </style:style>
    <style:style style:name="P21" style:family="paragraph" style:parent-style-name="Standard">
      <style:paragraph-properties fo:text-align="justify" style:justify-single-word="false"/>
      <style:text-properties fo:font-size="14pt" officeooo:rsid="0013c70e" officeooo:paragraph-rsid="0013c70e" style:font-size-asian="14pt" style:font-size-complex="14pt"/>
    </style:style>
    <style:style style:name="P22" style:family="paragraph" style:parent-style-name="Standard">
      <style:paragraph-properties fo:text-align="justify" style:justify-single-word="false"/>
      <style:text-properties fo:font-size="14pt" officeooo:rsid="0017154a" officeooo:paragraph-rsid="0017154a" style:font-size-asian="14pt" style:font-size-complex="14pt"/>
    </style:style>
    <style:style style:name="P23" style:family="paragraph" style:parent-style-name="Standard">
      <style:paragraph-properties fo:text-align="justify" style:justify-single-word="false"/>
      <style:text-properties fo:font-size="14pt" officeooo:rsid="0017154a" officeooo:paragraph-rsid="001995ac" style:font-size-asian="14pt" style:font-size-complex="14pt"/>
    </style:style>
    <style:style style:name="P24" style:family="paragraph" style:parent-style-name="Standard">
      <style:paragraph-properties fo:text-align="justify" style:justify-single-word="false"/>
      <style:text-properties fo:font-size="14pt" officeooo:rsid="0018b9ca" officeooo:paragraph-rsid="001995ac" style:font-size-asian="14pt" style:font-size-complex="14pt"/>
    </style:style>
    <style:style style:name="P25" style:family="paragraph" style:parent-style-name="Standard">
      <style:paragraph-properties fo:text-align="justify" style:justify-single-word="false"/>
      <style:text-properties fo:font-size="14pt" officeooo:rsid="001995ac" officeooo:paragraph-rsid="001995ac" style:font-size-asian="14pt" style:font-size-complex="14pt"/>
    </style:style>
    <style:style style:name="P26" style:family="paragraph" style:parent-style-name="Standard">
      <style:paragraph-properties fo:text-align="justify" style:justify-single-word="false"/>
      <style:text-properties fo:font-size="14pt" officeooo:rsid="001b11d7" officeooo:paragraph-rsid="001b11d7" style:font-size-asian="14pt" style:font-size-complex="14pt"/>
    </style:style>
    <style:style style:name="P27" style:family="paragraph" style:parent-style-name="Standard">
      <style:paragraph-properties fo:text-align="justify" style:justify-single-word="false"/>
      <style:text-properties fo:font-size="14pt" officeooo:rsid="001b11d7" officeooo:paragraph-rsid="006ee961" style:font-size-asian="14pt" style:font-size-complex="14pt"/>
    </style:style>
    <style:style style:name="P28" style:family="paragraph" style:parent-style-name="Standard">
      <style:paragraph-properties fo:text-align="justify" style:justify-single-word="false"/>
      <style:text-properties fo:font-size="14pt" officeooo:rsid="0020039e" officeooo:paragraph-rsid="0020039e" style:font-size-asian="14pt" style:font-size-complex="14pt"/>
    </style:style>
    <style:style style:name="P29" style:family="paragraph" style:parent-style-name="Standard">
      <style:paragraph-properties fo:text-align="justify" style:justify-single-word="false"/>
      <style:text-properties fo:font-size="14pt" officeooo:rsid="00217b62" officeooo:paragraph-rsid="00217b62" style:font-size-asian="14pt" style:font-size-complex="14pt"/>
    </style:style>
    <style:style style:name="P30" style:family="paragraph" style:parent-style-name="Standard">
      <style:paragraph-properties fo:text-align="justify" style:justify-single-word="false"/>
      <style:text-properties fo:font-size="14pt" officeooo:rsid="00217b62" officeooo:paragraph-rsid="002210a5" style:font-size-asian="14pt" style:font-size-complex="14pt"/>
    </style:style>
    <style:style style:name="P31" style:family="paragraph" style:parent-style-name="Standard">
      <style:paragraph-properties fo:text-align="justify" style:justify-single-word="false"/>
      <style:text-properties fo:font-size="14pt" officeooo:rsid="00217b62" officeooo:paragraph-rsid="0070fed2" style:font-size-asian="14pt" style:font-size-complex="14pt"/>
    </style:style>
    <style:style style:name="P32" style:family="paragraph" style:parent-style-name="Standard">
      <style:paragraph-properties fo:text-align="justify" style:justify-single-word="false"/>
      <style:text-properties fo:font-size="14pt" officeooo:rsid="00395a04" officeooo:paragraph-rsid="00395a04" style:font-size-asian="14pt" style:font-size-complex="14pt"/>
    </style:style>
    <style:style style:name="P33" style:family="paragraph" style:parent-style-name="Standard">
      <style:paragraph-properties fo:text-align="justify" style:justify-single-word="false"/>
      <style:text-properties fo:font-size="14pt" officeooo:rsid="0022a950" officeooo:paragraph-rsid="0022a950" style:font-size-asian="14pt" style:font-size-complex="14pt"/>
    </style:style>
    <style:style style:name="P34" style:family="paragraph" style:parent-style-name="Standard">
      <style:paragraph-properties fo:text-align="justify" style:justify-single-word="false"/>
      <style:text-properties fo:font-size="14pt" officeooo:rsid="0022a950" officeooo:paragraph-rsid="0025ed61" style:font-size-asian="14pt" style:font-size-complex="14pt"/>
    </style:style>
    <style:style style:name="P35" style:family="paragraph" style:parent-style-name="Standard">
      <style:paragraph-properties fo:text-align="justify" style:justify-single-word="false"/>
      <style:text-properties fo:font-size="14pt" officeooo:rsid="0022a950" officeooo:paragraph-rsid="00266525" style:font-size-asian="14pt" style:font-size-complex="14pt"/>
    </style:style>
    <style:style style:name="P36" style:family="paragraph" style:parent-style-name="Standard">
      <style:paragraph-properties fo:text-align="justify" style:justify-single-word="false"/>
      <style:text-properties fo:font-size="14pt" officeooo:rsid="0022a950" officeooo:paragraph-rsid="00382a9d" style:font-size-asian="14pt" style:font-size-complex="14pt"/>
    </style:style>
    <style:style style:name="P37" style:family="paragraph" style:parent-style-name="Standard">
      <style:paragraph-properties fo:text-align="justify" style:justify-single-word="false"/>
      <style:text-properties fo:font-size="14pt" officeooo:rsid="0022a950" officeooo:paragraph-rsid="004f3abc" style:font-size-asian="14pt" style:font-size-complex="14pt"/>
    </style:style>
    <style:style style:name="P38" style:family="paragraph" style:parent-style-name="Standard">
      <style:paragraph-properties fo:text-align="justify" style:justify-single-word="false"/>
      <style:text-properties fo:font-size="14pt" officeooo:rsid="0022a950" officeooo:paragraph-rsid="003ca0f6" style:font-size-asian="14pt" style:font-size-complex="14pt"/>
    </style:style>
    <style:style style:name="P39" style:family="paragraph" style:parent-style-name="Standard">
      <style:paragraph-properties fo:text-align="justify" style:justify-single-word="false"/>
      <style:text-properties fo:font-size="14pt" officeooo:rsid="0022a950" officeooo:paragraph-rsid="0041b5e2" style:font-size-asian="14pt" style:font-size-complex="14pt"/>
    </style:style>
    <style:style style:name="P40" style:family="paragraph" style:parent-style-name="Standard">
      <style:paragraph-properties fo:text-align="justify" style:justify-single-word="false"/>
      <style:text-properties fo:font-size="14pt" officeooo:rsid="0022a950" officeooo:paragraph-rsid="005c3405" style:font-size-asian="14pt" style:font-size-complex="14pt"/>
    </style:style>
    <style:style style:name="P41" style:family="paragraph" style:parent-style-name="Standard">
      <style:paragraph-properties fo:text-align="justify" style:justify-single-word="false"/>
      <style:text-properties fo:font-size="14pt" officeooo:rsid="0022a950" officeooo:paragraph-rsid="0071d490" style:font-size-asian="14pt" style:font-size-complex="14pt"/>
    </style:style>
    <style:style style:name="P42" style:family="paragraph" style:parent-style-name="Standard">
      <style:paragraph-properties fo:text-align="justify" style:justify-single-word="false"/>
      <style:text-properties fo:font-size="14pt" officeooo:rsid="0022a950" officeooo:paragraph-rsid="007558b3" style:font-size-asian="14pt" style:font-size-complex="14pt"/>
    </style:style>
    <style:style style:name="P43" style:family="paragraph" style:parent-style-name="Standard">
      <style:paragraph-properties fo:text-align="justify" style:justify-single-word="false"/>
      <style:text-properties fo:font-size="14pt" officeooo:rsid="004e0249" officeooo:paragraph-rsid="004e0249" style:font-size-asian="14pt" style:font-size-complex="14pt"/>
    </style:style>
    <style:style style:name="P44" style:family="paragraph" style:parent-style-name="Standard">
      <style:paragraph-properties fo:text-align="justify" style:justify-single-word="false"/>
      <style:text-properties fo:font-size="14pt" officeooo:rsid="00266525" officeooo:paragraph-rsid="00266525" style:font-size-asian="14pt" style:font-size-complex="14pt"/>
    </style:style>
    <style:style style:name="P45" style:family="paragraph" style:parent-style-name="Standard">
      <style:paragraph-properties fo:text-align="justify" style:justify-single-word="false"/>
      <style:text-properties fo:font-size="14pt" officeooo:rsid="00363edd" officeooo:paragraph-rsid="00382a9d" style:font-size-asian="14pt" style:font-size-complex="14pt"/>
    </style:style>
    <style:style style:name="P46" style:family="paragraph" style:parent-style-name="Standard">
      <style:paragraph-properties fo:text-align="justify" style:justify-single-word="false"/>
      <style:text-properties fo:font-size="14pt" officeooo:rsid="0041b5e2" officeooo:paragraph-rsid="0041b5e2" style:font-size-asian="14pt" style:font-size-complex="14pt"/>
    </style:style>
    <style:style style:name="P47" style:family="paragraph" style:parent-style-name="Standard">
      <style:paragraph-properties fo:text-align="justify" style:justify-single-word="false"/>
      <style:text-properties fo:font-size="14pt" officeooo:rsid="0041b5e2" officeooo:paragraph-rsid="0052b5d9" style:font-size-asian="14pt" style:font-size-complex="14pt"/>
    </style:style>
    <style:style style:name="P48" style:family="paragraph" style:parent-style-name="Standard">
      <style:paragraph-properties fo:text-align="justify" style:justify-single-word="false"/>
      <style:text-properties fo:font-size="14pt" officeooo:rsid="0041b5e2" officeooo:paragraph-rsid="00423e55" style:font-size-asian="14pt" style:font-size-complex="14pt"/>
    </style:style>
    <style:style style:name="P49" style:family="paragraph" style:parent-style-name="Standard">
      <style:paragraph-properties fo:text-align="justify" style:justify-single-word="false"/>
      <style:text-properties fo:font-size="14pt" officeooo:paragraph-rsid="0076e15d" style:font-size-asian="14pt" style:font-size-complex="14pt"/>
    </style:style>
    <style:style style:name="P50" style:family="paragraph" style:parent-style-name="Standard">
      <style:paragraph-properties fo:text-align="justify" style:justify-single-word="false"/>
      <style:text-properties fo:font-size="14pt" officeooo:rsid="006ccb46" officeooo:paragraph-rsid="006ccb46" style:font-size-asian="14pt" style:font-size-complex="14pt"/>
    </style:style>
    <style:style style:name="P51" style:family="paragraph" style:parent-style-name="Standard">
      <style:paragraph-properties fo:text-align="justify" style:justify-single-word="false"/>
      <style:text-properties fo:font-size="14pt" officeooo:rsid="0070fed2" officeooo:paragraph-rsid="0070fed2" style:font-size-asian="14pt" style:font-size-complex="14pt"/>
    </style:style>
    <style:style style:name="P52" style:family="paragraph" style:parent-style-name="Standard">
      <style:paragraph-properties fo:text-align="justify" style:justify-single-word="false"/>
      <style:text-properties fo:font-size="14pt" officeooo:rsid="0071d490" officeooo:paragraph-rsid="0071d490" style:font-size-asian="14pt" style:font-size-complex="14pt"/>
    </style:style>
    <style:style style:name="P53" style:family="paragraph" style:parent-style-name="Standard">
      <style:paragraph-properties fo:text-align="justify" style:justify-single-word="false"/>
      <style:text-properties fo:font-size="14pt" officeooo:rsid="00738cb4" officeooo:paragraph-rsid="00738cb4" style:font-size-asian="14pt" style:font-size-complex="14pt"/>
    </style:style>
    <style:style style:name="P54" style:family="paragraph" style:parent-style-name="Standard">
      <style:paragraph-properties fo:text-align="justify" style:justify-single-word="false"/>
      <style:text-properties fo:font-size="14pt" officeooo:rsid="0073ffd0" officeooo:paragraph-rsid="0073ffd0" style:font-size-asian="14pt" style:font-size-complex="14pt"/>
    </style:style>
    <style:style style:name="P55" style:family="paragraph" style:parent-style-name="Standard">
      <style:paragraph-properties fo:text-align="justify" style:justify-single-word="false"/>
      <style:text-properties fo:font-size="14pt" officeooo:rsid="007558b3" officeooo:paragraph-rsid="007558b3" style:font-size-asian="14pt" style:font-size-complex="14pt"/>
    </style:style>
    <style:style style:name="P56" style:family="paragraph" style:parent-style-name="Standard">
      <style:paragraph-properties fo:text-align="justify" style:justify-single-word="false"/>
      <style:text-properties fo:font-size="14pt" officeooo:rsid="0076e15d" officeooo:paragraph-rsid="0076e15d" style:font-size-asian="14pt" style:font-size-complex="14pt"/>
    </style:style>
    <style:style style:name="P57" style:family="paragraph" style:parent-style-name="Standard">
      <style:paragraph-properties fo:text-align="justify" style:justify-single-word="false"/>
      <style:text-properties fo:font-size="14pt" officeooo:rsid="00797766" officeooo:paragraph-rsid="00797766" style:font-size-asian="14pt" style:font-size-complex="14pt"/>
    </style:style>
    <style:style style:name="P58" style:family="paragraph" style:parent-style-name="Standard">
      <style:paragraph-properties fo:text-align="justify" style:justify-single-word="false"/>
      <style:text-properties fo:font-size="14pt" officeooo:rsid="007c903f" officeooo:paragraph-rsid="007c903f" style:font-size-asian="14pt" style:font-size-complex="14pt"/>
    </style:style>
    <style:style style:name="P5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2a950" officeooo:paragraph-rsid="00266525" fo:background-color="#ffff00"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4e0249" officeooo:paragraph-rsid="004e0249" fo:background-color="#ffff00"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officeooo:rsid="0022a950" officeooo:paragraph-rsid="0025ed61" fo:background-color="#ffff00" style:font-size-asian="14pt" style:font-size-complex="14pt"/>
    </style:style>
    <style:style style:name="P62" style:family="paragraph" style:parent-style-name="Standard">
      <style:paragraph-properties fo:text-align="justify" style:justify-single-word="false"/>
      <style:text-properties fo:font-size="14pt" officeooo:rsid="0025ed61" officeooo:paragraph-rsid="0025ed61" fo:background-color="#ffff00" style:font-size-asian="14pt" style:font-size-complex="14pt"/>
    </style:style>
    <style:style style:name="P63" style:family="paragraph" style:parent-style-name="Standard">
      <style:paragraph-properties fo:text-align="justify" style:justify-single-word="false"/>
      <style:text-properties fo:font-size="14pt" fo:font-weight="normal" officeooo:rsid="003e7000" officeooo:paragraph-rsid="0041b5e2"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3e7000" officeooo:paragraph-rsid="00423e55"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3ca0f6" officeooo:paragraph-rsid="0041b5e2"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3ca0f6" officeooo:paragraph-rsid="004692fc"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407009" officeooo:paragraph-rsid="00395a04"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41b5e2" officeooo:paragraph-rsid="0041b5e2"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41b5e2" officeooo:paragraph-rsid="0052b5d9"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41b5e2" officeooo:paragraph-rsid="004692fc"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4995cb" officeooo:paragraph-rsid="0041b5e2"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56eafa" officeooo:paragraph-rsid="0056eafa"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5c3405" officeooo:paragraph-rsid="005c3405"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44005b" officeooo:paragraph-rsid="0044005b"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44005b" officeooo:paragraph-rsid="00423e55"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449553" officeooo:paragraph-rsid="007c903f"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423e55" officeooo:paragraph-rsid="00423e55"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4692fc" officeooo:paragraph-rsid="004692fc"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5f97ab" officeooo:paragraph-rsid="005f97ab"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5f97ab" officeooo:paragraph-rsid="006948cc"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613c3d" officeooo:paragraph-rsid="008125b8"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684484" officeooo:paragraph-rsid="00687882"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62d5ac" officeooo:paragraph-rsid="006555ec"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62d5ac" officeooo:paragraph-rsid="006afc3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62d5ac" officeooo:paragraph-rsid="0084e2c0"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65a6f7" officeooo:paragraph-rsid="006948cc"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6948cc" officeooo:paragraph-rsid="006948cc"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6afc3c" officeooo:paragraph-rsid="006afc3c"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76e15d" officeooo:paragraph-rsid="0076e15d"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797766" officeooo:paragraph-rsid="00797766"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22a950" officeooo:paragraph-rsid="00797766"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7c903f" officeooo:paragraph-rsid="007c903f"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7da89c" officeooo:paragraph-rsid="007da89c"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806128" officeooo:paragraph-rsid="00806128"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bold" officeooo:rsid="0062d5ac" officeooo:paragraph-rsid="006555ec" style:font-size-asian="14pt" style:font-weight-asian="bold" style:font-size-complex="14pt" style:font-weight-complex="bold"/>
    </style:style>
    <style:style style:name="P96" style:family="paragraph" style:parent-style-name="Text_20_body">
      <style:paragraph-properties fo:text-align="justify" style:justify-single-word="false"/>
      <style:text-properties fo:font-size="14pt" officeooo:paragraph-rsid="007c903f" style:font-size-asian="14pt" style:font-size-complex="14pt"/>
    </style:style>
    <style:style style:name="P97" style:family="paragraph" style:parent-style-name="Text_20_body">
      <style:paragraph-properties fo:text-align="justify" style:justify-single-word="false"/>
      <style:text-properties officeooo:paragraph-rsid="007c903f"/>
    </style:style>
    <style:style style:name="P98" style:family="paragraph" style:parent-style-name="Header">
      <style:paragraph-properties fo:text-align="center" style:justify-single-word="false"/>
    </style:style>
    <style:style style:name="T1" style:family="text">
      <style:text-properties style:text-position="super 58%"/>
    </style:style>
    <style:style style:name="T2" style:family="text">
      <style:text-properties officeooo:rsid="000759a7"/>
    </style:style>
    <style:style style:name="T3" style:family="text">
      <style:text-properties fo:font-weight="bold" style:font-weight-asian="bold" style:font-weight-complex="bold"/>
    </style:style>
    <style:style style:name="T4" style:family="text">
      <style:text-properties fo:font-weight="bold" officeooo:rsid="0011b450" style:font-weight-asian="bold" style:font-weight-complex="bold"/>
    </style:style>
    <style:style style:name="T5" style:family="text">
      <style:text-properties fo:font-weight="bold" officeooo:rsid="0073ffd0" style:font-weight-asian="bold" style:font-weight-complex="bold"/>
    </style:style>
    <style:style style:name="T6" style:family="text">
      <style:text-properties fo:font-weight="bold" officeooo:rsid="007558b3" style:font-weight-asian="bold" style:font-weight-complex="bold"/>
    </style:style>
    <style:style style:name="T7" style:family="text">
      <style:text-properties fo:font-weight="bold" officeooo:rsid="0076e15d" style:font-weight-asian="bold" style:font-weight-complex="bold"/>
    </style:style>
    <style:style style:name="T8" style:family="text">
      <style:text-properties fo:font-weight="bold" officeooo:rsid="00797766" style:font-weight-asian="bold" style:font-weight-complex="bold"/>
    </style:style>
    <style:style style:name="T9" style:family="text">
      <style:text-properties fo:font-weight="bold" officeooo:rsid="007c903f" style:font-weight-asian="bold" style:font-weight-complex="bold"/>
    </style:style>
    <style:style style:name="T10" style:family="text">
      <style:text-properties fo:font-weight="bold" officeooo:rsid="008125b8" style:font-weight-asian="bold" style:font-weight-complex="bold"/>
    </style:style>
    <style:style style:name="T11" style:family="text">
      <style:text-properties officeooo:rsid="0011b450"/>
    </style:style>
    <style:style style:name="T12" style:family="text">
      <style:text-properties officeooo:rsid="00120831"/>
    </style:style>
    <style:style style:name="T13" style:family="text">
      <style:text-properties officeooo:rsid="0013c70e"/>
    </style:style>
    <style:style style:name="T14" style:family="text">
      <style:text-properties officeooo:rsid="001995ac"/>
    </style:style>
    <style:style style:name="T15" style:family="text">
      <style:text-properties officeooo:rsid="001ce254"/>
    </style:style>
    <style:style style:name="T16" style:family="text">
      <style:text-properties officeooo:rsid="001eaf8a"/>
    </style:style>
    <style:style style:name="T17" style:family="text">
      <style:text-properties officeooo:rsid="0020039e"/>
    </style:style>
    <style:style style:name="T18" style:family="text">
      <style:text-properties officeooo:rsid="002210a5"/>
    </style:style>
    <style:style style:name="T19" style:family="text">
      <style:text-properties style:text-underline-style="solid" style:text-underline-width="auto" style:text-underline-color="font-color" fo:font-weight="bold" fo:background-color="#ffff00" loext:char-shading-value="0" style:font-weight-asian="bold" style:font-weight-complex="bold"/>
    </style:style>
    <style:style style:name="T20" style:family="text">
      <style:text-properties style:text-underline-style="solid" style:text-underline-width="auto" style:text-underline-color="font-color" fo:font-weight="bold" officeooo:rsid="0022a950" fo:background-color="#ffff00" loext:char-shading-value="0" style:font-weight-asian="bold" style:font-weight-complex="bold"/>
    </style:style>
    <style:style style:name="T21" style:family="text">
      <style:text-properties officeooo:rsid="00259341"/>
    </style:style>
    <style:style style:name="T22" style:family="text">
      <style:text-properties officeooo:rsid="0025ed61"/>
    </style:style>
    <style:style style:name="T23" style:family="text">
      <style:text-properties officeooo:rsid="0025ed61" fo:background-color="#ffff00" loext:char-shading-value="0"/>
    </style:style>
    <style:style style:name="T24" style:family="text">
      <style:text-properties officeooo:rsid="0031543a" fo:background-color="#ffff00" loext:char-shading-value="0"/>
    </style:style>
    <style:style style:name="T25" style:family="text">
      <style:text-properties officeooo:rsid="006948cc" fo:background-color="#ffff00" loext:char-shading-value="0"/>
    </style:style>
    <style:style style:name="T26" style:family="text">
      <style:text-properties officeooo:rsid="006afc3c" fo:background-color="#ffff00" loext:char-shading-value="0"/>
    </style:style>
    <style:style style:name="T27" style:family="text">
      <style:text-properties officeooo:rsid="00266525"/>
    </style:style>
    <style:style style:name="T28" style:family="text">
      <style:text-properties officeooo:rsid="00298d9d"/>
    </style:style>
    <style:style style:name="T29" style:family="text">
      <style:text-properties officeooo:rsid="00303df4"/>
    </style:style>
    <style:style style:name="T30" style:family="text">
      <style:text-properties officeooo:rsid="003040ee"/>
    </style:style>
    <style:style style:name="T31" style:family="text">
      <style:text-properties officeooo:rsid="0031543a"/>
    </style:style>
    <style:style style:name="T32" style:family="text">
      <style:text-properties officeooo:rsid="00382a9d"/>
    </style:style>
    <style:style style:name="T33" style:family="text">
      <style:text-properties officeooo:rsid="00395a04"/>
    </style:style>
    <style:style style:name="T34" style:family="text">
      <style:text-properties officeooo:rsid="003ca0f6"/>
    </style:style>
    <style:style style:name="T35" style:family="text">
      <style:text-properties fo:font-weight="normal" style:font-weight-asian="normal" style:font-weight-complex="normal"/>
    </style:style>
    <style:style style:name="T36" style:family="text">
      <style:text-properties fo:font-weight="normal" officeooo:rsid="003e7000" style:font-weight-asian="normal" style:font-weight-complex="normal"/>
    </style:style>
    <style:style style:name="T37" style:family="text">
      <style:text-properties fo:font-weight="normal" officeooo:rsid="003ca0f6" style:font-weight-asian="normal" style:font-weight-complex="normal"/>
    </style:style>
    <style:style style:name="T38" style:family="text">
      <style:text-properties fo:font-weight="normal" officeooo:rsid="00395a04" style:font-weight-asian="normal" style:font-weight-complex="normal"/>
    </style:style>
    <style:style style:name="T39" style:family="text">
      <style:text-properties fo:font-weight="normal" officeooo:rsid="0041b5e2" style:font-weight-asian="normal" style:font-weight-complex="normal"/>
    </style:style>
    <style:style style:name="T40" style:family="text">
      <style:text-properties fo:font-weight="normal" officeooo:rsid="0052b5d9" style:font-weight-asian="normal" style:font-weight-complex="normal"/>
    </style:style>
    <style:style style:name="T41" style:family="text">
      <style:text-properties fo:font-weight="normal" officeooo:rsid="0053f760" style:font-weight-asian="normal" style:font-weight-complex="normal"/>
    </style:style>
    <style:style style:name="T42" style:family="text">
      <style:text-properties fo:font-weight="normal" officeooo:rsid="00550ada" style:font-weight-asian="normal" style:font-weight-complex="normal"/>
    </style:style>
    <style:style style:name="T43" style:family="text">
      <style:text-properties fo:font-weight="normal" officeooo:rsid="0056eafa" style:font-weight-asian="normal" style:font-weight-complex="normal"/>
    </style:style>
    <style:style style:name="T44" style:family="text">
      <style:text-properties fo:font-weight="normal" officeooo:rsid="005c3405" style:font-weight-asian="normal" style:font-weight-complex="normal"/>
    </style:style>
    <style:style style:name="T45" style:family="text">
      <style:text-properties fo:font-weight="normal" officeooo:rsid="005f97ab" style:font-weight-asian="normal" style:font-weight-complex="normal"/>
    </style:style>
    <style:style style:name="T46" style:family="text">
      <style:text-properties fo:font-weight="normal" officeooo:rsid="007558b3" style:font-weight-asian="normal" style:font-weight-complex="normal"/>
    </style:style>
    <style:style style:name="T47" style:family="text">
      <style:text-properties fo:font-weight="normal" officeooo:rsid="0076e15d" style:font-weight-asian="normal" style:font-weight-complex="normal"/>
    </style:style>
    <style:style style:name="T48" style:family="text">
      <style:text-properties officeooo:rsid="004717e0"/>
    </style:style>
    <style:style style:name="T49" style:family="text">
      <style:text-properties officeooo:rsid="004cadf7"/>
    </style:style>
    <style:style style:name="T50" style:family="text">
      <style:text-properties officeooo:rsid="004e0249"/>
    </style:style>
    <style:style style:name="T51" style:family="text">
      <style:text-properties officeooo:rsid="004f395a"/>
    </style:style>
    <style:style style:name="T52" style:family="text">
      <style:text-properties officeooo:rsid="0053f760"/>
    </style:style>
    <style:style style:name="T53" style:family="text">
      <style:text-properties officeooo:rsid="005c58f1"/>
    </style:style>
    <style:style style:name="T54" style:family="text">
      <style:text-properties officeooo:rsid="005f97ab"/>
    </style:style>
    <style:style style:name="T55" style:family="text">
      <style:text-properties officeooo:rsid="0062d5ac"/>
    </style:style>
    <style:style style:name="T56" style:family="text">
      <style:text-properties officeooo:rsid="0064b85a"/>
    </style:style>
    <style:style style:name="T57" style:family="text">
      <style:text-properties officeooo:rsid="006948cc"/>
    </style:style>
    <style:style style:name="T58" style:family="text">
      <style:text-properties officeooo:rsid="006ccb46"/>
    </style:style>
    <style:style style:name="T59" style:family="text">
      <style:text-properties officeooo:rsid="006ee961"/>
    </style:style>
    <style:style style:name="T60" style:family="text">
      <style:text-properties officeooo:rsid="0070fed2"/>
    </style:style>
    <style:style style:name="T61" style:family="text">
      <style:text-properties officeooo:rsid="0022a950"/>
    </style:style>
    <style:style style:name="T62" style:family="text">
      <style:text-properties officeooo:rsid="0071d490"/>
    </style:style>
    <style:style style:name="T63" style:family="text">
      <style:text-properties fo:font-size="14pt" style:font-size-asian="14pt" style:font-size-complex="14pt"/>
    </style:style>
    <style:style style:name="T64" style:family="text">
      <style:text-properties fo:font-size="14pt" fo:font-weight="normal" officeooo:rsid="007c903f" style:font-size-asian="14pt" style:font-weight-asian="normal" style:font-size-complex="14pt" style:font-weight-complex="normal"/>
    </style:style>
    <style:style style:name="T65" style:family="text">
      <style:text-properties officeooo:rsid="0074dd2d"/>
    </style:style>
    <style:style style:name="T66" style:family="text">
      <style:text-properties officeooo:rsid="007558b3"/>
    </style:style>
    <style:style style:name="T67" style:family="text">
      <style:text-properties officeooo:rsid="007e8f22"/>
    </style:style>
    <style:style style:name="T68" style:family="text">
      <style:text-properties officeooo:rsid="008125b8"/>
    </style:style>
    <style:style style:name="T69" style:family="text">
      <style:text-properties officeooo:rsid="008230a9"/>
    </style:style>
    <style:style style:name="T70" style:family="text">
      <style:text-properties officeooo:rsid="0084e2c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2"/>
      <text:p text:style-name="P2">Hello, everyone. My name is Mei-Shin Wu. I am a PhD student at the Max Planck Institute for the Science of human history. <text:span text:style-name="T58">T</text:span>oday, I am going to present our <text:s/><text:span text:style-name="T28">w</text:span>orkflow for computer-assisted language comparison.</text:p>
      <text:p text:style-name="P1"/>
      <text:p text:style-name="P8"># introduction (1/)</text:p>
      <text:p text:style-name="P8"/>
      <text:p text:style-name="P50">Before I introduce our workflow in detail, I want to explain quickly what we mean when talking about “computer-assisted language comparison”.</text:p>
      <text:p text:style-name="P1"/>
      <text:p text:style-name="P3"># introduction-<text:span text:style-name="T13">The Gap between Computational and Traditional Historical Linguistics</text:span> (<text:span text:style-name="T2">1</text:span>/<text:span text:style-name="T48">1</text:span>)</text:p>
      <text:p text:style-name="P3"/>
      <text:p text:style-name="P1">The comparative method has been the <text:span text:style-name="T58">key method</text:span> of historical linguistic<text:span text:style-name="T58">s</text:span> since <text:span text:style-name="T58">the </text:span>19<text:span text:style-name="T1">th</text:span> century. <text:s/><text:span text:style-name="T58">Originally, it was applied to the Indo-European languages, developed by scholars like Rasmus Rask and Jacob Grimm.</text:span></text:p>
      <text:p text:style-name="P1"/>
      <text:p text:style-name="P9"># introduction-<text:span text:style-name="T13">The Gap between Computational and Traditional Historical Linguistics</text:span> (1/<text:span text:style-name="T48">2</text:span>)</text:p>
      <text:p text:style-name="P50"/>
      <text:p text:style-name="P50">Since then, it has been applied to many other language families.</text:p>
      <text:p text:style-name="P10"><text:soft-page-break/></text:p>
      <text:p text:style-name="P11"># introducrtion-<text:span text:style-name="T13">The Gap between Computational and Traditional Historical Linguistics</text:span> (1/<text:span text:style-name="T48">3</text:span>)</text:p>
      <text:p text:style-name="P12"/>
      <text:p text:style-name="P50">But our knowledge of the history of most of these language families is still rather fuzzy.</text:p>
      <text:p text:style-name="P13"/>
      <text:p text:style-name="P14"># introduction–<text:span text:style-name="T12">what is the computer-assisted approach</text:span> (1/<text:span text:style-name="T48">4</text:span>)</text:p>
      <text:p text:style-name="P15"/>
      <text:p text:style-name="P50">The reason is that the comparative method is very tedious to apply, lacking consistency and efficiency. On the other hand, it has a high accuracy and a high flexibility.</text:p>
      <text:p text:style-name="P50"/>
      <text:p text:style-name="P50">Computational methods, on the other hand, are by nature consistent and efficient, but they lack accuracy and flexibility.</text:p>
      <text:p text:style-name="P18"/>
      <text:p text:style-name="P16"/>
      <text:p text:style-name="P17"># introduction-<text:span text:style-name="T13">Computer-Assisted Disciplines</text:span> (1/<text:span text:style-name="T48">5</text:span>)</text:p>
      <text:p text:style-name="P19"/>
      <text:p text:style-name="P50">This calls for a new framework of computer-assistted language comparison, following the idea in many computer-assisted disciplines. By combining the efforts, we can get the best of two worlds, the efficiency of computers, and the accuracy of humans.</text:p>
      <text:p text:style-name="P16"/>
      <text:p text:style-name="P21"><text:soft-page-break/>#introduction-Computer-Assisted Disciplines (1/<text:span text:style-name="T48">6</text:span>)</text:p>
      <text:p text:style-name="P20"/>
      <text:p text:style-name="P20"><text:span text:style-name="T11">The basic idea behind </text:span><text:span text:style-name="T4">computer-assisted</text:span><text:span text:style-name="T11"> as opposed to </text:span><text:span text:style-name="T4">computer-based</text:span><text:span text:style-name="T11"> language comparison is to allow scholars to do qualitative and quantitative research at the same time. </text:span></text:p>
      <text:p text:style-name="P4"/>
      <text:p text:style-name="P22"># workflows of computer-assisted langauge comparison-overview (2/)</text:p>
      <text:p text:style-name="P24">Our workflow<text:span text:style-name="T29">s</text:span> for computer-assisted language comparison have so far been intensively tested on a small set of 8 Burmish languages, <text:span text:style-name="T14">which we investigated in collaboration with Nathan Hill, who</text:span></text:p>
      <text:p text:style-name="P25">was responsible for the qualita<text:span text:style-name="T30">[ə]</text:span>tive investigation of the data and for the common discussion of new computer-assisted methods which were then implemented by Mattis List. </text:p>
      <text:p text:style-name="P25"/>
      <text:p text:style-name="P25">Our experience with this Burmish project allows us to set up this workflow that starts from raw data to the explicit identification of correspondence patterns across multiple languages. At the moment, List and Hill develop the workflow further to account also for (semi)-automatic reconstructions, but in this talk, only the identification of correspondence patterns will be discussed.</text:p>
      <text:p text:style-name="P1"/>
      <text:p text:style-name="P23"><text:soft-page-break/># workflows of computer-assisted langauge comparison-<text:span text:style-name="T14">detail of the workflows</text:span> (2/<text:span text:style-name="T14">1</text:span>)</text:p>
      <text:p text:style-name="P26"/>
      <text:p text:style-name="P27"><text:span text:style-name="T16">This picture presents the full workflow, it</text:span> comprises 5 different stages <text:span text:style-name="T16">at this moment</text:span>, in which we suc<text:span text:style-name="T24">`</text:span>cessively lift linguistic data from their raw form up to a level where correspondence patterns across cognate words have been automatically identified and can be <text:span text:style-name="T31">`</text:span>qualitatively inspected by the scholar<text:span text:style-name="T59">s</text:span>. </text:p>
      <text:p text:style-name="P27"/>
      <text:p text:style-name="P27"><text:span text:style-name="T15">Some technical terms on this picture may look unfamiliar to you, but the ideas behind these applications are actually being practiced by linguists for quite some time already. In the following, we will discuss these ideas in detail, and you find even more detailed information in the handout accompanying this talk.</text:span></text:p>
      <text:p text:style-name="P1"/>
      <text:p text:style-name="P1"/>
      <text:p text:style-name="P1"/>
      <text:p text:style-name="P1"/>
      <text:p text:style-name="P1"/>
      <text:p text:style-name="P1"/>
      <text:p text:style-name="P1"/>
      <text:p text:style-name="P1"/>
      <text:p text:style-name="P1"/>
      <text:p text:style-name="P1"><text:soft-page-break/># <text:span text:style-name="T17">workflows of computer-assisted language comparison-mateiral and methods for the workflow illustration (2/2)</text:span></text:p>
      <text:p text:style-name="P28"/>
      <text:p text:style-name="P31">The data we use to illustrate our workflow was originally collected by 陳其光, and later added in digital form to the Wiktionary project. </text:p>
      <text:p text:style-name="P31"/>
      <text:p text:style-name="P31">Chén's collection of <text:span text:style-name="T3">frequent terms</text:span> comprises 885 different concepts translated into 25 varieties of Hmong-Mien. <text:span text:style-name="T18">In this talk, we extract 10 Hmong-Mien languages for the demonstration, and the map here presents the geographical locations of these languages.</text:span></text:p>
      <text:p text:style-name="P29"/>
      <text:p text:style-name="P5"># <text:span text:style-name="T17">workflows of computer-assisted language comparison-From raw data to machine-readable data (2/3)</text:span></text:p>
      <text:p text:style-name="P5"/>
      <text:p text:style-name="P32"><text:span text:style-name="T49">The first step is to convert</text:span> raw data to <text:span text:style-name="T49">a</text:span> machine readable <text:span text:style-name="T49">format</text:span>. <text:span text:style-name="T60">I will try to explain in detail, what this means.</text:span></text:p>
      <text:p text:style-name="P1"/>
      <text:p text:style-name="P1"/>
      <text:p text:style-name="P1"/>
      <text:p text:style-name="P1"/>
      <text:p text:style-name="P6"><text:soft-page-break/># <text:span text:style-name="T17">workflows of computer-assisted language comparison-From raw data to machine-readable data (2/4)</text:span></text:p>
      <text:p text:style-name="P7"/>
      <text:p text:style-name="P51">To see in detail, what this means, let’s have a look at one exemplary page from Chén’s book, with the data, as it has been prepared by the Wiktionary users. </text:p>
      <text:p text:style-name="P30">We can see that the data is essentially the same, but that the rows and columns of the tabular form have been swapped.</text:p>
      <text:p text:style-name="P30"/>
      <text:p text:style-name="P33"># <text:s/><text:span text:style-name="T17">workflows of computer-assisted language comparison-From raw data to machine-readable data </text:span>(2/<text:span text:style-name="T32">5</text:span>)</text:p>
      <text:p text:style-name="P33"/>
      <text:p text:style-name="P51">The problem of this type of data is that it is difficult to interpret for a computer. This is because it contradicts one fundamental principle of data organization: one cell in a table should have only one kind of value. </text:p>
      <text:p text:style-name="P51">But in the tables in Chen’s data, we can often see multiple values in a cell, and often they are there to indicate that a language has two or more expressions for the same concept. They then separate these synonyms by some character, a comma, a colon, a dot, or a pipe. <text:span text:style-name="T20">(action)</text:span><text:span text:style-name="T61">This </text:span>may look okay for humans,<text:span text:style-name="T61"> but it will confuse </text:span>any computer method, as the method cannot guess what the human wants to say here.<text:span text:style-name="T61"> </text:span><text:span text:style-name="T20">(action is to type <text:s text:c="4"/>, ; and | in the cell) </text:span></text:p>
      <text:p text:style-name="P33"><text:soft-page-break/></text:p>
      <text:p text:style-name="P33"># <text:span text:style-name="T17">workflows of computer-assisted language comparison-From raw data to machine-readable data </text:span>(2/<text:span text:style-name="T32">6</text:span>)</text:p>
      <text:p text:style-name="P41">We transform the wide format to a <text:span text:style-name="T62">so-called long-table format, which looks redundant at first sight, but is the most easy-to-make way to provide data that is machine-readable. </text:span></text:p>
      <text:p text:style-name="P41">Each entry <text:span text:style-name="T62">in this format </text:span>consists of a unique id, <text:span text:style-name="T62">a </text:span>language name (Doculect), <text:span text:style-name="T62">a </text:span>concept <text:span text:style-name="T62">identifier (</text:span>if it’s not english then you can translate it into english<text:span text:style-name="T62">)</text:span>, and <text:span text:style-name="T62">a value. The value is the original entry we find in the source. This value is then further split, if it contains a comma, and we add the other entry to the FORM column. In this way, we can consistently handle synonyms, but also keep track of the original data.</text:span></text:p>
      <text:p text:style-name="P33"/>
      <text:p text:style-name="P52">Now, the form is not yet computer-readable. Linguists would not simply compare the word forms, but computers don’t know what one sound is, and how the sounds should be interpreted.</text:p>
      <text:p text:style-name="P52">For this reason, we have to segment the data for the computer, so the methods know which symbols form one sound. We do this by adding spaces. </text:p>
      <text:p text:style-name="P34"><text:span text:style-name="T21">The most straightforward way is to segment by hand. </text:span><text:span text:style-name="T19">(action)</text:span></text:p>
      <text:p text:style-name="P60"/>
      <text:p text:style-name="P34"/>
      <text:p text:style-name="P59"><text:soft-page-break/>(action is to type : ) </text:p>
      <text:p text:style-name="P61"><text:span text:style-name="T22">tsja³¹ → t</text:span>ɕ <text:span text:style-name="T21">(U+0255)a ³(U+00b3)¹(U+00b9) → tɕ a ³¹</text:span></text:p>
      <text:p text:style-name="P62">ʔ (U+0294)</text:p>
      <text:p text:style-name="P62">⁵ <text:s/>(U+2075)</text:p>
      <text:p text:style-name="P62">⁴ <text:s/>(U+2074)</text:p>
      <text:p text:style-name="P62">lh (U+026C)</text:p>
      <text:p text:style-name="P35"><text:span text:style-name="T23">ng(U+014b)</text:span><text:line-break/></text:p>
      <text:p text:style-name="P43">But if we are dealing with hundreds of entries, <text:span text:style-name="T62">it is better to do this automatically.</text:span></text:p>
      <text:p text:style-name="P43"/>
      <text:p text:style-name="P35"><text:span text:style-name="T27">#workflows of computer-assisted language comparison-From raw data to machine-readable data </text:span>(2/<text:span text:style-name="T50">7</text:span>)</text:p>
      <text:p text:style-name="P44"/>
      <text:p text:style-name="P52">We recommend to use Orthography Profiles to convert all kinds of transcriptions to consistent IPA and segment the data at the same time. </text:p>
      <text:p text:style-name="P44"/>
      <text:p text:style-name="P35"><text:span text:style-name="T27">#workflows of computer-assisted language comparison-From raw data to machine-readable data </text:span>(2/<text:span text:style-name="T50">8</text:span>) <text:span text:style-name="T5">SLIDE 17</text:span></text:p>
      <text:p text:style-name="P35"/>
      <text:p text:style-name="P53">An orthography profile is nothing else than a table, in which you list the combination of characters in the original transcription in the first column, and how it should be converted in a second column.</text:p>
      <text:p text:style-name="P45"/>
      <text:p text:style-name="P54"><text:soft-page-break/># workflows for computer-assistted language comparison-<text:span text:style-name="T27">From segmented words to computer-inferred cognates </text:span><text:span text:style-name="T3">SLIDE 18</text:span></text:p>
      <text:p text:style-name="P36"/>
      <text:p text:style-name="P54">And once we applied the profile, our data looks like this. Note that the plus-sign here indicates, that the word consists of two morphemes.</text:p>
      <text:p text:style-name="P36"/>
      <text:p text:style-name="P36"/>
      <text:p text:style-name="P36"><text:span text:style-name="T27">#workflows of computer-assisted language comparison-From segmented words to computer-inferred cognates </text:span>(2/<text:span text:style-name="T50">9</text:span>) <text:span text:style-name="T65">SLIDE 19</text:span></text:p>
      <text:p text:style-name="P36"/>
      <text:p text:style-name="P45">Now, we <text:span text:style-name="T51">come to the second stage, in which we try to infer partial cognates from our segmented words.</text:span></text:p>
      <text:p text:style-name="P45"/>
      <text:p text:style-name="P37"/>
      <text:p text:style-name="P42"><text:span text:style-name="T66">]</text:span></text:p>
      <text:p text:style-name="P42"/>
      <text:p text:style-name="P42"/>
      <text:p text:style-name="P42"/>
      <text:p text:style-name="P42"/>
      <text:p text:style-name="P42"/>
      <text:p text:style-name="P42"/>
      <text:p text:style-name="P42"/>
      <text:p text:style-name="P42"/>
      <text:p text:style-name="P42"/>
      <text:p text:style-name="P42"><text:soft-page-break/><text:span text:style-name="T66">#workflows of computer-assisted language comparison-From segmented words to computer-inferred cognates </text:span>(2/<text:span text:style-name="T33">11</text:span>) <text:span text:style-name="T65">SLIDE 20</text:span></text:p>
      <text:p text:style-name="P37"><text:line-break/><text:span text:style-name="T34">Compounding is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gnate with each other. But Meixian has another morpheme which means “light” in Mandarin Chinese, and Wenzhou has two morphemes kuɔ35 vai13 after the moon morpheme. </text:span></text:p>
      <text:p text:style-name="P38"/>
      <text:p text:style-name="P42"><text:span text:style-name="T34">If we allow words only to be cognate or not, we probably should say that we have four different cognates here. </text:span></text:p>
      <text:p text:style-name="P55">To account for partial cognates in our data, we use a different annotation schema. In this schema, we assign each morpheme a cognate ID, and if two morphemes have the same ID, they are thus meant to be cognate.</text:p>
      <text:p text:style-name="P42"/>
      <text:p text:style-name="P42"/>
      <text:p text:style-name="P38"/>
      <text:p text:style-name="P38"><text:soft-page-break/><text:span text:style-name="T34">#workflows of computer-assisted language comparison-From segmented words to computer-inferred cognates </text:span>(2/<text:span text:style-name="T33">12</text:span>)<text:span text:style-name="T34"> </text:span></text:p>
      <text:p text:style-name="P38"/>
      <text:p text:style-name="P55">With the method by Mattis List et al., proposed in 2016, we have a rather simple and efficient approach to automatically search for cognates in linguistic datasets.</text:p>
      <text:p text:style-name="P32"/>
      <text:p text:style-name="P55">Although the algorithm is not very complex, it would go too far to explain the details here, I am afraid, and therefore, I will only show this nice graph, that illustrates the different stages, and tell you that the core idea is to model the data with help of networks.</text:p>
      <text:p text:style-name="P67"/>
      <text:p text:style-name="P39"><text:span text:style-name="T37">#workflows of computer-assisted language comparison-From segmented words to computer-inferred cognates </text:span><text:span text:style-name="T36">(2/</text:span><text:span text:style-name="T38">1</text:span><text:span text:style-name="T39">5</text:span><text:span text:style-name="T36">)</text:span><text:span text:style-name="T37"> </text:span><text:span text:style-name="T6">SLIDE 22</text:span></text:p>
      <text:p text:style-name="P65"/>
      <text:p text:style-name="P46"><text:span text:style-name="T46">If we apply this method to our data, we get results that look as follows. All words are given cognate IDs by the algorithm, depending on how many morphemes they have, and if the IDs are identical, this means the algorithm judges the words to be cognate.</text:span></text:p>
      <text:p text:style-name="P68"/>
      <text:p text:style-name="P68"/>
      <text:p text:style-name="P68"/>
      <text:p text:style-name="P39"><text:soft-page-break/><text:span text:style-name="T37">#workflows of computer-assisted language comparison-From </text:span><text:span text:style-name="T39">cognates to alignments</text:span><text:span text:style-name="T37"> </text:span><text:span text:style-name="T36">(2/</text:span><text:span text:style-name="T38">1</text:span><text:span text:style-name="T39">6</text:span><text:span text:style-name="T36">)</text:span></text:p>
      <text:p text:style-name="P71"/>
      <text:p text:style-name="P56"><text:span text:style-name="T35">In the third stage, we want to align the cognates we detected.</text:span></text:p>
      <text:p text:style-name="P68"/>
      <text:p text:style-name="P39"><text:span text:style-name="T37">#workflows of computer-assisted language comparison-From </text:span><text:span text:style-name="T39">cognates to alignments</text:span><text:span text:style-name="T37"> </text:span><text:span text:style-name="T36">(2/</text:span><text:span text:style-name="T38">1</text:span><text:span text:style-name="T39">7</text:span><text:span text:style-name="T36">)</text:span></text:p>
      <text:p text:style-name="P49"><text:span text:style-name="T39"><text:s text:c="4"/></text:span></text:p>
      <text:p text:style-name="P49"><text:span text:style-name="T39"/></text:p>
      <text:p text:style-name="P49"><text:span text:style-name="T42">P</text:span><text:span text:style-name="T39">honetic alignment techniques are well-known in historical linguistics and have been applied for quite some time now</text:span><text:span text:style-name="T37">. <text:s/></text:span><text:span text:style-name="T40">As the figure shows here, </text:span><text:span text:style-name="T47">cognate words (here all meaning “seven”)</text:span><text:span text:style-name="T40"> are arranged into a matrix </text:span><text:span text:style-name="T47">so </text:span><text:span text:style-name="T40">that corresponding segments are placed in the same column. <text:s/></text:span><text:span text:style-name="T47">This is</text:span><text:span text:style-name="T40"> essential to </text:span><text:span text:style-name="T41">identify</text:span><text:span text:style-name="T40"> sound correspondences. </text:span><text:span text:style-name="T47">Nowadays, </text:span><text:span text:style-name="T43">we have stable algorithms for multiple alignments that yield accuracy scores almost comparable to the differences we would expect between human annotators </text:span><text:span text:style-name="T47">only, and we also have web-based tools that facilitate manual alignments greatly. </text:span><text:span text:style-name="T42">This picture, </text:span><text:span text:style-name="T47">for example,</text:span><text:span text:style-name="T42"> is taken from the </text:span><text:span text:style-name="T47">EDICTOR application</text:span><text:span text:style-name="T42">, and I will show you how to work with this tool in the last section. </text:span><text:span text:style-name="T43">But </text:span><text:span text:style-name="T47">even if this helps so save some time, it is still tedious to correct alignments manually.</text:span></text:p>
      <text:p text:style-name="P72"/>
      <text:p text:style-name="P39"><text:soft-page-break/><text:span text:style-name="T37">#workflows of computer-assisted language comparison-From </text:span><text:span text:style-name="T39">cognates to alignments</text:span><text:span text:style-name="T37"> </text:span><text:span text:style-name="T36">(2/</text:span><text:span text:style-name="T38">1</text:span><text:span text:style-name="T39">8</text:span><text:span text:style-name="T36">)</text:span><text:span text:style-name="T37"> </text:span></text:p>
      <text:p text:style-name="P47"><text:span text:style-name="T37">(</text:span><text:span text:style-name="T35">read the slides.) </text:span><text:span text:style-name="T7">SLIDE 25</text:span></text:p>
      <text:p text:style-name="P47"><text:span text:style-name="T7"/></text:p>
      <text:p text:style-name="P89">We propose Template-Based Alignments as an alternative to semi-automatically computed alignments.</text:p>
      <text:p text:style-name="P89"/>
      <text:p text:style-name="P89">The major idea is, that languages with a rather restricted syllable structure can usually be aligned in a very consistent way by simply using a template.</text:p>
      <text:p text:style-name="P89">A typical Chinese syllable, for example, consists of *initial*, *medial*, *nucleus*, *coda* and *tone* (Wang 1996). Once we know the individual template of a Chinese word, we can easily align it with any other word, as long as we know the template.</text:p>
      <text:p text:style-name="P69"/>
      <text:p text:style-name="P40"><text:span text:style-name="T37">#workflows of computer-assisted language comparison-From </text:span><text:span text:style-name="T39">cognates to alignments</text:span><text:span text:style-name="T37"> </text:span><text:span text:style-name="T36">(2/</text:span><text:span text:style-name="T38">1</text:span><text:span text:style-name="T44">9</text:span><text:span text:style-name="T36">)</text:span><text:span text:style-name="T37"> <text:s/></text:span><text:span text:style-name="T8">SLIDES 26</text:span></text:p>
      <text:p text:style-name="P73"/>
      <text:p text:style-name="P90">Here is an example for this workflow, provided we know the template for the words in our data. We start from the tokens, and we use the Structure column to provide information on the template. Now we use a meta-template of the general syllable structure of the languages, and then we drop all those columns, where we do not find a sound.</text:p>
      <text:p text:style-name="P91"><text:soft-page-break/><text:span text:style-name="T34">#workflows of computer-assisted language comparison-From cognates to alignments (2/20) </text:span></text:p>
      <text:p text:style-name="P90"/>
      <text:p text:style-name="P57"><text:span text:style-name="T35">The problem is of course, how to make the templates for the words in our data? Here, we can again use orthography profiles, along with a variant in which we can provide rudimentary context, here expressed by the circumflex symbol for the beginning of a word, and the dollar sign for the end. We just add another column, and in this column we provide the structure, the template, for the given sub-sequence. You find more information in the handout.</text:span></text:p>
      <text:p text:style-name="P68"/>
      <text:p text:style-name="P46"><text:span text:style-name="T35"># </text:span><text:span text:style-name="T37">workflows of computer-assisted language comparison-From </text:span><text:span text:style-name="T35">cognates to alignments</text:span><text:span text:style-name="T37"> </text:span><text:span text:style-name="T36">(2/</text:span><text:span text:style-name="T35">2</text:span><text:span text:style-name="T45">1</text:span><text:span text:style-name="T36">)</text:span><text:span text:style-name="T37"> </text:span></text:p>
      <text:p text:style-name="P46"><text:span text:style-name="T37"/></text:p>
      <text:p text:style-name="P46"><text:span text:style-name="T37">T</text:span><text:span text:style-name="T35">h</text:span><text:span text:style-name="T44">e output file then has one more column which is called “Alignment”. </text:span></text:p>
      <text:p text:style-name="P68"/>
      <text:p text:style-name="P46"><text:span text:style-name="T35"># </text:span><text:span text:style-name="T37">workflows of computer-assisted language comparison-From </text:span><text:span text:style-name="T35">alignments to strict, cross-semantic cognates</text:span><text:span text:style-name="T37"> </text:span><text:span text:style-name="T36">(2/</text:span><text:span text:style-name="T35">2</text:span><text:span text:style-name="T45">2</text:span><text:span text:style-name="T36">)</text:span></text:p>
      <text:p text:style-name="P63"/>
      <text:p text:style-name="P58"><text:span text:style-name="T35">We are almost done, we now need to infer the strict cross-semantic cognates from the data.</text:span></text:p>
      <text:p text:style-name="P65"/>
      <text:p text:style-name="P46"><text:soft-page-break/><text:span text:style-name="T37"># workflows of computer-assisted language comparison-From alignments to strict, cross-semantic cognates </text:span><text:span text:style-name="T36">(2/</text:span><text:span text:style-name="T37">2</text:span><text:span text:style-name="T45">3</text:span><text:span text:style-name="T36">) </text:span><text:span text:style-name="T9">SLIDE 30</text:span></text:p>
      <text:p text:style-name="P74"/>
      <text:p text:style-name="P97"><text:span text:style-name="T64">For a realistic analysis, we need to identify cognates not only within the same meaning slot, but across different concepts. </text:span></text:p>
      <text:p text:style-name="P96">However, our algorithm for automatic congate detection designed to search words with the same meaning. </text:p>
      <text:p text:style-name="P97"><text:span text:style-name="T63">Therefore, we need to find </text:span><text:span text:style-name="Emphasis"><text:span text:style-name="T63">cross-semantic</text:span></text:span><text:span text:style-name="T63"> partial (=normal) cognates in a second stage. </text:span></text:p>
      <text:p text:style-name="P76"/>
      <text:p text:style-name="P48"><text:span text:style-name="T37"/></text:p>
      <text:p text:style-name="P48"><text:span text:style-name="T37"/></text:p>
      <text:p text:style-name="P48"><text:span text:style-name="T37"/></text:p>
      <text:p text:style-name="P48"><text:span text:style-name="T37"/></text:p>
      <text:p text:style-name="P48"><text:span text:style-name="T37"/></text:p>
      <text:p text:style-name="P48"><text:span text:style-name="T37"/></text:p>
      <text:p text:style-name="P48"><text:span text:style-name="T37"/></text:p>
      <text:p text:style-name="P48"><text:span text:style-name="T37"/></text:p>
      <text:p text:style-name="P48"><text:span text:style-name="T37"/></text:p>
      <text:p text:style-name="P48"><text:span text:style-name="T37"/></text:p>
      <text:p text:style-name="P48"><text:soft-page-break/><text:span text:style-name="T37"># workflows of computer-assisted language comparison-From alignments to strict, cross-semantic cognates </text:span><text:span text:style-name="T36">(2/</text:span><text:span text:style-name="T37">2</text:span><text:span text:style-name="T45">4</text:span><text:span text:style-name="T36">)</text:span></text:p>
      <text:p text:style-name="P64"/>
      <text:p text:style-name="P97"><text:span text:style-name="T64">For this task, we employ a new algorithm to </text:span><text:span text:style-name="Emphasis"><text:span text:style-name="T64">merge</text:span></text:span><text:span text:style-name="T64"> cognates in our data into larger groups. </text:span></text:p>
      <text:p text:style-name="P96">The basic idea is to check if two alignments are compatible with each other, and to fuse them to form a bigger alignment, if this is the case. </text:p>
      <text:p text:style-name="P97"><text:span text:style-name="T63">As a side effect, all words we identify in this way are </text:span><text:span text:style-name="Emphasis"><text:span text:style-name="T63">strictly</text:span></text:span><text:span text:style-name="T63"> cognate, since our procedure does not allow to identify a morpheme in the same language to be cognate if this does not show the exact same form. </text:span></text:p>
      <text:p text:style-name="P92"/>
      <text:p text:style-name="P48"><text:span text:style-name="T37"># workflows of computer-assisted language comparison-From alignments to strict, cross-semantic cognates </text:span><text:span text:style-name="T36">(2/</text:span><text:span text:style-name="T37">2</text:span><text:span text:style-name="T45">5</text:span><text:span text:style-name="T36">)</text:span></text:p>
      <text:p text:style-name="P75"/>
      <text:p text:style-name="P93">Here are some examples for the morphemes we found in the data, which recur in different words.</text:p>
      <text:p text:style-name="P77"/>
      <text:p text:style-name="P66"/>
      <text:p text:style-name="P66"/>
      <text:p text:style-name="P66"><text:soft-page-break/># workflows of computer-assisted language comparison-From alignments to strict, cross-semantic cognates (2/2<text:span text:style-name="T54">6</text:span>)</text:p>
      <text:p text:style-name="P70"/>
      <text:p text:style-name="P78"><text:span text:style-name="T52">H</text:span>ere we give another example to show you how actually it is done. <text:span text:style-name="T53">I would like to draw your attention to the 東黔東language. The tei²⁴ in Son and tei²⁴ in Daughter were not in the same first analysis, in the “cognacy” column, but now, after our analysis, in the cross-semantic column, the algorithm found them to be related, because the word is identical language-internally, and our test with strict alignments accepted this.</text:span></text:p>
      <text:p text:style-name="P77"/>
      <text:p text:style-name="P66"># workflows of computer-assisted language comparison-From alignments to strict, cross-semantic cognates (2/2<text:span text:style-name="T54">7</text:span>)</text:p>
      <text:p text:style-name="P77"/>
      <text:p text:style-name="P77"><text:span text:style-name="T67">And this is, how this all looks in our table. You cannot see many differences here, but you can see that the morphemes in MOON have been added to other sets of morphemes, and we generally find a lot of cross-semantic cognates in our data.</text:span></text:p>
      <text:p text:style-name="P77"/>
      <text:p text:style-name="P66"/>
      <text:p text:style-name="P66"><text:soft-page-break/># workflows of computer-assisted language comparison-From alignments to strict, cross-semantic cognates (2/2<text:span text:style-name="T54">8</text:span>)</text:p>
      <text:p text:style-name="P70"/>
      <text:p text:style-name="P94">We can now start to search for sound correspondence patterns.</text:p>
      <text:p text:style-name="P77"/>
      <text:p text:style-name="P79"># <text:span text:style-name="T34">workflows of computer-assisted language comparison-From alignments to strict, cross-semantic cognates (2/29)</text:span></text:p>
      <text:p text:style-name="P79"/>
      <text:p text:style-name="P81"><text:span text:style-name="T56">M</text:span>ost <text:span text:style-name="T68">linguists are probably </text:span>familiar with <text:span text:style-name="T68">this kind of representation: Clackson shows, how sound correspondence patterns are distributed over the Indo-European languages</text:span>. </text:p>
      <text:p text:style-name="P81"/>
      <text:p text:style-name="P81"><text:span text:style-name="T55">But if we look at tables like this one, there are several problems. </text:span><text:span text:style-name="T10">We don’t know the frequency of the occurrence of each of the patterns, we do not know the number of cognates in each individual language, or the context, in which they occur.</text:span><text:span text:style-name="T55"> </text:span></text:p>
      <text:p text:style-name="P81"><text:span text:style-name="T68">This makes it quite difficult to learn from text-books, but also to criticize a theory and to try to improve it. </text:span></text:p>
      <text:p text:style-name="P81"/>
      <text:p text:style-name="P81"/>
      <text:p text:style-name="P82"><text:s/></text:p>
      <text:p text:style-name="P83"><text:soft-page-break/><text:span text:style-name="T54"># workflows of computer-assisted language comparison-From alignments to strict, cross-semantic cognates (2/30)</text:span><text:span text:style-name="T3"> </text:span></text:p>
      <text:p text:style-name="P95"/>
      <text:p text:style-name="P86">A better example is provided by Martha Ratliff’s study <text:span text:style-name="T69">on Hmong-Mien </text:span>in 2010. <text:s/>This table shows us the cognate sets she used in the study, <text:span text:style-name="T57">so in a way, it’s more transparent than the previous example.</text:span> <text:span text:style-name="T57">But there are remain some problems:</text:span></text:p>
      <text:p text:style-name="P86"/>
      <text:p text:style-name="P87">(1) <text:span text:style-name="T69">the table</text:span> does not provide the full words in the examples, but only the morphemes</text:p>
      <text:p text:style-name="P87">(2) <text:span text:style-name="T69">the table</text:span> does not provide us with information on the degree to which patterns are inconsistent, reflecting secondary variation in the individual languages</text:p>
      <text:p text:style-name="P87">(3) the representation is only to some degree machine-readable, not only because it is not digitized, but also because we do not know completely to which correspondence pattern (or set) each of the other sounds in the data belongs, and we will have problems to check the consistency of entire words when given the data in this form.</text:p>
      <text:p text:style-name="P86"/>
      <text:p text:style-name="P86"/>
      <text:p text:style-name="P86"/>
      <text:p text:style-name="P80"><text:soft-page-break/># workflows of computer-assisted language comparison-From alignments to strict, cross-semantic cognates (2/31)</text:p>
      <text:p text:style-name="P84"/>
      <text:p text:style-name="P85"><text:span text:style-name="T70">In our proposal for the handling of sound correspondence patterns, we propose a different format, and specifically an interactive way of inspecting patterns, along with an automatic analysis by which the patterns can be inferred in a first place.</text:span></text:p>
      <text:p text:style-name="P85"/>
      <text:p text:style-name="P85"><text:span text:style-name="T70">The result of this automatic analysis <text:s/>is like a table, in which languages are placed in the columns, and correspondence patterns are placed in rows, with each cell indicating for each individual correspondence pattern, which reflex sound a given language shows for this pattern. In this format, everything can be traced back to the original data, no data is “missing” </text:span><text:span text:style-name="T25">(</text:span><text:span text:style-name="T26">quote quote hand gesture, if you want/remember</text:span><text:span text:style-name="T25">)</text:span><text:span text:style-name="T57">. </text:span></text:p>
      <text:p text:style-name="P88">It’s also intera<text:span text:style-name="T70">c</text:span>tive, which I will demonstrate soo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1272in" style:type="center"/>
          <style:tab-stop style:position="4.254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20T18:44:09.305309123</dc:date>
    <meta:editing-duration>PT11H34M30S</meta:editing-duration>
    <meta:editing-cycles>74</meta:editing-cycles>
    <meta:generator>LibreOffice/5.1.6.2$Linux_X86_64 LibreOffice_project/10m0$Build-2</meta:generator>
    <meta:document-statistic meta:table-count="0" meta:image-count="0" meta:object-count="0" meta:page-count="20" meta:paragraph-count="116" meta:word-count="2708" meta:character-count="17072" meta:non-whitespace-character-count="14443"/>
  </office:meta>
</office:document-meta>
</file>